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llyServletContext.JellyServletContext( JellyContext parent , Servlet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llyServletContext.getResourc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ServletContext.createChild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ServletContext.getResourceAsStream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llyServletContext.JellyServletContext( Servlet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llyServletContext.Jelly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